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P4" style:family="paragraph" style:parent-style-name="Text_20_body">
      <style:paragraph-properties fo:margin-left="0in" fo:margin-right="0.3429in" fo:line-height="150%" fo:text-align="center" style:justify-single-word="false" fo:text-indent="0in" style:auto-text-indent="false"/>
      <style:text-properties style:font-name="Liberation Mono"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71_255420714"/>William and Mary<text:bookmark-end text:name="__RefHeading___Toc1571_255420714"/></text:h>
      <text:p text:style-name="Standard">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William walked for about ten minutes but didn't see his neighbors, so decided he'd walk to 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Standard">William greeted her. “Good afternoon, Ma'am.”</text:p>
      <text:p text:style-name="Standard">“Good afternoon.” She looked in front of her from left to right, then back at William. “It's such a beautiful day.”</text:p>
      <text:p text:style-name="Standard">“It sure is. My name's William. I don't recall meeting you before.”</text:p>
      <text:p text:style-name="Standard">“I'm called Mary. I moved into the city a few months ago. I was feeling a bit crowded so I thought I'd go for a walk. It's nice to meet you, William.”</text:p>
      <text:p text:style-name="Standard">“Same here.” He sat down next to Mary, a respectable twelve inches between them.</text:p>
      <text:p text:style-name="Standard">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Mary, I enjoy your company very much. I'd like to invite you to come stay with me for a couple weeks?” He gently took her hand in his.</text:p>
      <text:p text:style-name="Standard">Before answering, she coughed into her free hand. “I think that's a wonderful idea. I'll bring a small suitcase with some clothes and other odds-and-ends tomorrow. That should be all I need.”</text:p>
      <text:p text:style-name="Standard">“That cough doesn't sound good. Are you okay?”</text:p>
      <text:p text:style-name="Standard">“Yes, I'm fine.” Mary answered nonchalantly. “Just a little cold I think.” They hugged each other and then parted.</text:p>
      <text:p text:style-name="Standard">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Oh, yes,” she replied. She looked at the two paintings on the wall, and the light blue curtains over the window, and pictures of his family on a bookcase. “It's beautiful, and the bed is the same kind as the one have it at home. I'm sure I'll be just fine.”</text:p>
      <text:p text:style-name="Standard">They had dinner together that evening. Afterward, they played cards, talked, and watched television. Around ten they both became tired and went to their rooms for a good night's sleep.</text:p>
      <text:p text:style-name="Standard">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Standard">The two weeks came to and end. Mary woke up feeling short of breath. She knocked on William's door. He got up to open it. He looked in her eyes, heard her breath, and knew she was ill. “What's wrong?”</text:p>
      <text:p text:style-name="Standard">“I'm just a little short of breath, and feeling a little dizzy. Would it be okay if I stayed here another day or two?”</text:p>
      <text:p text:style-name="Standard">“Of course. Why don't you lie back down and I'll bring you some orange juice.”</text:p>
      <text:p text:style-name="Standard">“Okay. Thank you, William.” He lightly stroked her hair as she went back into her room. He came back with the orange juice. “I'm just not thirsty right now. Why don't you set it down over on the end table. I promise I'll drink it soon.”</text:p>
      <text:p text:style-name="Standard">He set the orange juice down and left the room when he saw she had nodded back off to sleep.</text:p>
      <text:p text:style-name="Standard">Later on that morning, William suddenly felt a bit tired and weak himself. He planned on taking a nap but first went<text:span text:style-name="T2"> into Mary's room to check on her. He saw she hadn't yet touched her juice. He pulled a chair over to her bed and sat down.</text:span></text:p>
      <text:p text:style-name="Standard">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he next day, a police car drove into William's driveway. Two officers were inside.</text:p>
      <text:p text:style-name="Standard">“Stop here, Bart.” Bart parked pressed the brakes and the car came to complete stop. He put the gear shift lever into the “park” position. “Steve, you sure this is the right address.”</text:p>
      <text:p text:style-name="Standard">Steve checked his notebook, and compared it to the number on the front of the house. “Yeah, this is it.”</text:p>
      <text:p text:style-name="Standard">Bart inquired, “Who called it in?”</text:p>
      <text:p text:style-name="Standard">“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Standard">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Yeah. Busy day for Stan. He's got that other one too.”</text:p>
      <text:p text:style-name="Standard">“Usually they don't have a smile on their face. I wonder what he was thinking about when he died.”</text:p>
      <text:p text:style-name="Standard">“I dunno. Just like that one I found this morning.”</text:p>
      <text:p text:style-name="Standard">“Two in one day. I hope I have a smile on my face when I go.”</text:p>
      <text:p text:style-name="Standard">“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Standard">“That's not funny.”</text:p>
      <text:p text:style-name="Standard">“Wasn't meant to be.”</text:p>
      <text:p text:style-name="Standard">The two officers called for an ambulance and William's body was soon taken away to its final resting place, his spirit departing the Earth for its new hom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1"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 fo:font-family="'Times New Roman'" style:font-style-name="Regular" style:font-family-generic="roman" style:font-pitch="variable" fo:font-size="24pt" fo:font-style="normal" fo:font-weight="normal" style:font-size-asian="14pt" style:font-name-complex="Times New Roman1"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1" fo:font-family="'Times New Roman'" style:font-family-generic="roman" style:font-pitch="variable" fo:font-size="10pt" style:font-name-complex="Times New Roman1"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1"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1"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1" fo:font-family="'Times New Roman'" style:font-family-generic="roman" style:font-pitch="variable" fo:font-size="11pt"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illiam and Mary</dc:title>
    <dc:date>2022-05-26T00:53:06.404589373</dc:date>
    <dc:creator>Andrew Alt</dc:creator>
    <meta:editing-duration>P0D</meta:editing-duration>
    <meta:editing-cycles>1</meta:editing-cycles>
    <meta:document-statistic meta:table-count="0" meta:image-count="0" meta:object-count="0" meta:paragraph-count="45" meta:word-count="1457" meta:character-count="7751" meta:non-whitespace-character-count="6320"/>
    <meta:generator>LibreOffice/7.2.6.2$Linux_X86_64 LibreOffice_project/20$Build-2</meta:generator>
    <meta:template xlink:type="simple" xlink:actuate="onRequest" xlink:title="" xlink:href="../master_ed2_rev1_01.odm" meta:date="2022-05-26T00:55:04.876243061"/>
  </office:meta>
</office:document-meta>
</file>